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03eafb" officeooo:paragraph-rsid="0003eaf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50e8b" officeooo:paragraph-rsid="0003eaf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50e8b" officeooo:paragraph-rsid="00050e8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85feb" officeooo:paragraph-rsid="00085feb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7e88b" officeooo:paragraph-rsid="0007e88b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7e88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7e88b" officeooo:paragraph-rsid="0007e88b"/>
    </style:style>
    <style:style style:name="P8" style:family="paragraph" style:parent-style-name="List_20_Paragraph" style:list-style-name="L2">
      <style:paragraph-properties fo:text-align="center" style:justify-single-word="false"/>
      <style:text-properties style:text-underline-style="none" fo:font-weight="normal" officeooo:rsid="000b5341" officeooo:paragraph-rsid="000bde2e" style:font-weight-asian="normal" style:font-weight-complex="normal"/>
    </style:style>
    <style:style style:name="P9" style:family="paragraph" style:parent-style-name="List_20_Paragraph" style:list-style-name="L2">
      <style:text-properties style:text-underline-style="none" fo:font-weight="normal" officeooo:rsid="0009352f" officeooo:paragraph-rsid="000bde2e" style:font-weight-asian="normal" style:font-weight-complex="normal"/>
    </style:style>
    <style:style style:name="P10" style:family="paragraph" style:parent-style-name="List_20_Paragraph" style:list-style-name="L2">
      <style:text-properties style:text-underline-style="none" fo:font-weight="normal" officeooo:rsid="000a9372" officeooo:paragraph-rsid="000bde2e" style:font-weight-asian="normal" style:font-weight-complex="normal"/>
    </style:style>
    <style:style style:name="P11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rsid="0007d1fe" officeooo:paragraph-rsid="000bde2e" style:font-weight-asian="bold" style:font-weight-complex="bold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style:text-underline-style="none" fo:font-weight="normal" officeooo:rsid="0007d1fe" officeooo:paragraph-rsid="000bde2e" style:font-weight-asian="normal" style:font-weight-complex="normal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text-underline-style="none" fo:font-weight="normal" officeooo:rsid="000892a3" officeooo:paragraph-rsid="000bde2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7e88b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07e88b" style:font-weight-asian="bold" style:font-weight-complex="bold"/>
    </style:style>
    <style:style style:name="T6" style:family="text">
      <style:text-properties officeooo:rsid="001a62bc"/>
    </style:style>
    <style:style style:name="T7" style:family="text">
      <style:text-properties officeooo:rsid="000a9372"/>
    </style:style>
    <style:style style:name="T8" style:family="text">
      <style:text-properties officeooo:rsid="000c9f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<text:span text:style-name="T8">ardiovascular Disease</text:span></text:p>
      <text:p text:style-name="P12"/>
      <text:p text:style-name="P13">CVD risk is increased by:</text:p>
      <text:list xml:id="list3031767781" text:style-name="L2">
        <text:list-item>
          <text:p text:style-name="P9">Smoking – carbon monoxide increases heart rate, niccotine increases stickiness of platelets, <text:span text:style-name="T6">causing more blood clots.</text:span></text:p>
        </text:list-item>
        <text:list-item>
          <text:p text:style-name="P9">Obesity / Lack of exercise – Exercise halves risk of CVDs, less exercise = weaker heart which causes less exercise.</text:p>
        </text:list-item>
        <text:list-item>
          <text:p text:style-name="P9">Genetic history – Parents having CVDs means it is more likely the child will.</text:p>
        </text:list-item>
        <text:list-item>
          <text:p text:style-name="P9">Gender – <text:span text:style-name="T7">female reproductive hormones can protect from CVDs, after menopause this no longer occurs.</text:span></text:p>
        </text:list-item>
        <text:list-item>
          <text:p text:style-name="P10">Blood pressure – Increases risk of fatty deposits being laid down in arteries.</text:p>
        </text:list-item>
        <text:list-item>
          <text:p text:style-name="P10">Diet – saturated fat and cholesterol cause narrowing/hardening of arteries, increasing CVD risk.</text:p>
        </text:list-item>
        <text:list-item>
          <text:p text:style-name="P8"><text:span text:style-name="T2">Age – Higher age means that arteries are less elastic, so can become weak and ruptur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9:46:50.863264024</meta:creation-date>
    <meta:generator>LibreOffice/5.3.4.2$Windows_X86_64 LibreOffice_project/f82d347ccc0be322489bf7da61d7e4ad13fe2ff3</meta:generator>
    <dc:date>2020-11-13T09:31:09.664000000</dc:date>
    <meta:editing-duration>PT11M22S</meta:editing-duration>
    <meta:editing-cycles>9</meta:editing-cycles>
    <meta:document-statistic meta:table-count="0" meta:image-count="0" meta:object-count="0" meta:page-count="1" meta:paragraph-count="9" meta:word-count="114" meta:character-count="723" meta:non-whitespace-character-count="618"/>
  </office:meta>
</office:document-meta>
</file>